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1.4575in"/>
    </style:style>
    <style:style style:name="co2" style:family="table-column">
      <style:table-column-properties fo:break-before="auto" style:column-width="0.4535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7862in"/>
    </style:style>
    <style:style style:name="co5" style:family="table-column">
      <style:table-column-properties fo:break-before="auto" style:column-width="0.7429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" style:family="table-cell" style:parent-style-name="Default" style:data-style-name="N0"/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3"/>
        <table:table-column table:style-name="co3" table:default-cell-style-name="ce3"/>
        <table:table-column table:style-name="co4" table:number-columns-repeated="2" table:default-cell-style-name="ce3"/>
        <table:table-column table:style-name="co5" table:default-cell-style-name="ce3"/>
        <table:table-column table:style-name="co6" table:number-columns-repeated="1018" table:default-cell-style-name="Default"/>
        <table:table-row table:style-name="ro1">
          <table:table-cell table:style-name="ce1" office:value-type="string" calcext:value-type="string">
            <text:p>Module</text:p>
          </table:table-cell>
          <table:table-cell table:style-name="ce2" office:value-type="string" calcext:value-type="string">
            <text:p>Used</text:p>
          </table:table-cell>
          <table:table-cell table:style-name="ce2" office:value-type="string" calcext:value-type="string">
            <text:p>Pending</text:p>
          </table:table-cell>
          <table:table-cell table:style-name="ce2" office:value-type="string" calcext:value-type="string">
            <text:p>Candidate</text:p>
          </table:table-cell>
          <table:table-cell table:style-name="ce2" office:value-type="string" calcext:value-type="string">
            <text:p>Discarded</text:p>
          </table:table-cell>
          <table:table-cell table:style-name="ce2" office:value-type="string" calcext:value-type="string">
            <text:p>Unknown</text:p>
          </table:table-cell>
          <table:table-cell table:style-name="ce4" office:value-type="string" calcext:value-type="string">
            <text:p>Count</text:p>
          </table:table-cell>
          <table:table-cell table:style-name="ce1" table:number-columns-repeated="1017"/>
        </table:table-row>
        <table:table-row table:style-name="ro1">
          <table:table-cell office:value-type="string" calcext:value-type="string">
            <text:p>AsciiCod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:.F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CIITab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:.F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steroids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 table:number-columns-repeated="2"/>
          <table:table-cell table:style-name="ce5" table:formula="of:=COUNTA([.B4:.F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ttribut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5:.F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6:.F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Audio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7:.F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ckdrop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8:.F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e64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9:.F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cFigur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0:.F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asic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:.F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nHe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2:.F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T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3:.F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itmap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4:.F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MP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5:.F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Compil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:.F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Doc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7:.F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:.F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s0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:.F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ooksHel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0:.F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BTre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:.F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:.F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ulat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3:.F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lculatorGadget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4:.F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ards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5:.F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DAudioPlaye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:.F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entroni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7:.F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ock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8:.F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LU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9:.F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c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30:.F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rMode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31:.F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r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32:.F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orWell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33:.F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lumbu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34:.F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res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35:.F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ressTool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6:.F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mpressUti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7:.F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figuratio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38:.F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nversion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39:.F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oroutin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40:.F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A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1:.F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C32</text:p>
          </table:table-cell>
          <table:table-cell table:number-columns-repeated="3"/>
          <table:table-cell table:style-name="Default"/>
          <table:table-cell office:value-type="string" calcext:value-type="string">
            <text:p>x</text:p>
          </table:table-cell>
          <table:table-cell table:style-name="ce5" table:formula="of:=COUNTA([.B42:.F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3:.F4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4:.F4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5:.F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RX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46:.F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rv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47:.F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US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48:.F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at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49:.F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BF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0:.F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BFDump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1:.F5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cod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2:.F5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esktop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53:.F5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al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4:.F5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5:.F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ffGadge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56:.F5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Bas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7:.F5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Engin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8:.F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Frame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59:.F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Paint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60:.F6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m3Read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61:.F6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rectori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2:.F6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kSpace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63:.F6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4:.F6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Linea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5:.F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s.Display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6:.F6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isplay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7:.F6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ocumen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8:.F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raw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69:.F6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0:.F7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Key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71:.F7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dit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2:.F7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ffec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3:.F7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ET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3"/>
          <table:table-cell table:style-name="ce5" table:formula="of:=COUNTA([.B74:.F7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Gadge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75:.F7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gu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76:.F76])" office:value-type="float" office:value="1" calcext:value-type="float">
            <text:p>1</text:p>
          </table:table-cell>
          <table:table-cell/>
          <table:table-cell office:value-type="string" calcext:value-type="string">
            <text:p>depends on Gf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FileDi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7:.F7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78:.F7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79:.F7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e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0:.F8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dFi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81:.F8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ing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82:.F8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tEditor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83:.F8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on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4:.F8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reecell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85:.F8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P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86:.F8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FTPDoc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87:.F8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8:.F8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getsIn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89:.F8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dgetsOu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90:.F9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age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91:.F9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2:.F9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Buff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3:.F9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Display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4:.F9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Fo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5:.F9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Map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6:.F9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Matrix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7:.F9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OType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8:.F9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ath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99:.F9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0:.F10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ictur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1:.F10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rin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2:.F10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P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3:.F10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Raster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4:.F10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fxReg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05:.F10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IF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06:.F10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opher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07:.F10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phicFram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08:.F10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Graphi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09:.F10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e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10:.F1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istogra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11:.F1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PCalc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Default"/>
          <table:table-cell table:style-name="ce5" table:formula="of:=COUNTA([.B112:.F1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SV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13:.F1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4:.F1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5:.F1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Form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6:.F1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Imag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7:.F1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MLTab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8:.F1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19:.F1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TTPDocs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0:.F1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per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1:.F1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HyperDoc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2:.F1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O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23:.F1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on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4:.F1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F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25:.F1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F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26:.F1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27:.F1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fo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28:.F1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npu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29:.F1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PEG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30:.F1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erne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31:.F1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2:.F1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2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3:.F1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2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4:.F1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Demo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5:.F1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La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6:.F1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outPanel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7:.F1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outPanels0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8:.F1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ayouts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table:style-name="ce5" table:formula="of:=COUNTA([.B139:.F1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Area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0:.F1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Captio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1:.F1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Fancy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2:.F1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3:.F14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Segment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4:.F14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.Shap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5:.F1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Basic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6:.F1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Draw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7:.F1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Frame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8:.F1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nardo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49:.F1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Path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50:.F1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Pens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51:.F15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eoText</text:p>
          </table:table-cell>
          <table:table-cell table:number-columns-repeated="2"/>
          <table:table-cell office:value-type="string" calcext:value-type="string">
            <text:p>x</text:p>
          </table:table-cell>
          <table:table-cell table:number-columns-repeated="2"/>
          <table:table-cell table:style-name="ce5" table:formula="of:=COUNTA([.B152:.F15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nk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3:.F15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Dag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54:.F15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5:.F1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Mode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6:.F15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Rid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7:.F15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is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58:.F1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og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59:.F1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gnifi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0:.F16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i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1:.F16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2:.F16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athL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3:.F16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D5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4:.F16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u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5:.F1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enuView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6:.F16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M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67:.F16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neSweeper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168:.F1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scellaneou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69:.F16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ixerPane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70:.F17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odu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1:.F17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MultiMail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72:.F17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mePlat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3:.F17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ve.GfxFonts0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174:.F17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tive.GfxPKFonts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175:.F17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avigato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6:.F17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Base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7:.F17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System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8:.F17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t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79:.F17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ew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0:.F18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NoteBooks</text:p>
          </table:table-cell>
          <table:table-cell office:value-type="string" calcext:value-type="string">
            <text:p>x</text:p>
          </table:table-cell>
          <table:table-cell table:style-name="Default"/>
          <table:table-cell table:number-columns-repeated="2"/>
          <table:table-cell table:style-name="Default"/>
          <table:table-cell table:style-name="ce5" table:formula="of:=COUNTA([.B181:.F18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eron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82:.F18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c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83:.F18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bjExplor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4:.F18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Fon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5:.F18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In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6:.F18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Scan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7:.F18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Si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8:.F18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Typ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89:.F18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0:.F19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Outlin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1:.F19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el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2:.F19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ne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3:.F19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asswordField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4:.F19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CX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95:.F19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tConverter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6:.F19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ictur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197:.F19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PM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198:.F19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efi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199:.F19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0:.F20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inter3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1:.F20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gressMeter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02:.F20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03:.F20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SPrinter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4:.F20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QuotedPrintabl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05:.F20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andomNumber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06:.F20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a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7:.F20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ctangl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8:.F20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f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09:.F20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0:.F21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1:.F21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2:.F21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embrandtTool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13:.F21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ot13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14:.F21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X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15:.F21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XA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16:.F21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amble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17:.F21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ipt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  <table:table-cell table:style-name="ce5" table:formula="of:=COUNTA([.B218:.F21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iptFrames</text:p>
          </table:table-cell>
          <table:table-cell office:value-type="string" calcext:value-type="string">
            <text:p>x</text:p>
          </table:table-cell>
          <table:table-cell table:number-columns-repeated="2"/>
          <table:table-cell table:style-name="Default" table:number-columns-repeated="2"/>
          <table:table-cell table:style-name="ce5" table:formula="of:=COUNTA([.B219:.F21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ba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20:.F22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crollView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21:.F22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Gadge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2:.F22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et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3:.F22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hanghai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24:.F22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isiphu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25:.F22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napsho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6:.F22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koban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27:.F22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itaire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28:.F22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lv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29:.F22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rt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30:.F23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oun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31:.F23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ider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32:.F23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plin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3:.F23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eam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4:.F23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ring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5:.F23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tyles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36:.F23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warm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37:.F23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System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38:.F23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ar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39:.F23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ne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0:.F24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lnet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1:.F24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inalFrame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2:.F24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inal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3:.F24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rminal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44:.F24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tris</text:p>
          </table:table-cell>
          <table:table-cell office:value-type="string" calcext:value-type="string">
            <text:p>x</text:p>
          </table:table-cell>
          <table:table-cell/>
          <table:table-cell table:style-name="Default"/>
          <table:table-cell/>
          <table:table-cell table:style-name="Default"/>
          <table:table-cell table:style-name="ce5" table:formula="of:=COUNTA([.B245:.F24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Doc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6:.F24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Field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7:.F24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Frame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8:.F24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Gadge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49:.F24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Gadgets0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0:.F25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Mail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51:.F25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Popup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2:.F25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3:.F25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extStream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4:.F25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GA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55:.F25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TimeStamps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56:.F25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UUDecoder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57:.F25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4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58:.F25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4Gadge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59:.F25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24Log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0:.F26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wer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61:.F261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Views</text:p>
          </table:table-cell>
          <table:table-cell office:value-type="string" calcext:value-type="string">
            <text:p>x</text:p>
          </table:table-cell>
          <table:table-cell table:number-columns-repeated="4"/>
          <table:table-cell table:style-name="ce5" table:formula="of:=COUNTA([.B262:.F262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ave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style-name="ce5" table:formula="of:=COUNTA([.B263:.F263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4:.F264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Draw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5:.F265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Fold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6:.F266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Pict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7:.F267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WTSStamp</text:p>
          </table:table-cell>
          <table:table-cell table:number-columns-repeated="3"/>
          <table:table-cell office:value-type="string" calcext:value-type="string">
            <text:p>x</text:p>
          </table:table-cell>
          <table:table-cell table:style-name="Default"/>
          <table:table-cell table:style-name="ce5" table:formula="of:=COUNTA([.B268:.F268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BM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69:.F269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PM</text:p>
          </table:table-cell>
          <table:table-cell office:value-type="string" calcext:value-type="string">
            <text:p>x</text:p>
          </table:table-cell>
          <table:table-cell table:number-columns-repeated="3"/>
          <table:table-cell table:style-name="Default"/>
          <table:table-cell table:style-name="ce5" table:formula="of:=COUNTA([.B270:.F270])" office:value-type="float" office:value="1" calcext:value-type="float">
            <text:p>1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XYplane</text:p>
          </table:table-cell>
          <table:table-cell table:number-columns-repeated="2"/>
          <table:table-cell office:value-type="string" calcext:value-type="string">
            <text:p>x</text:p>
          </table:table-cell>
          <table:table-cell/>
          <table:table-cell table:style-name="Default"/>
          <table:table-cell table:style-name="ce5" table:formula="of:=COUNTA([.B271:.F271])" office:value-type="float" office:value="1" calcext:value-type="float">
            <text:p>1</text:p>
          </table:table-cell>
          <table:table-cell table:number-columns-repeated="101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Count</text:p>
          </table:table-cell>
          <table:table-cell table:style-name="ce2" table:formula="of:=COUNTA([.B2:.B271])" office:value-type="float" office:value="132" calcext:value-type="float">
            <text:p>132</text:p>
          </table:table-cell>
          <table:table-cell table:style-name="ce2" table:formula="of:=COUNTA([.C2:.C271])" office:value-type="float" office:value="0" calcext:value-type="float">
            <text:p>0</text:p>
          </table:table-cell>
          <table:table-cell table:style-name="ce2" table:formula="of:=COUNTA([.D2:.D271])" office:value-type="float" office:value="33" calcext:value-type="float">
            <text:p>33</text:p>
          </table:table-cell>
          <table:table-cell table:style-name="ce2" table:formula="of:=COUNTA([.E2:.E271])" office:value-type="float" office:value="41" calcext:value-type="float">
            <text:p>41</text:p>
          </table:table-cell>
          <table:table-cell table:style-name="ce2" table:formula="of:=COUNTA([.F2:.F271])" office:value-type="float" office:value="64" calcext:value-type="float">
            <text:p>64</text:p>
          </table:table-cell>
          <table:table-cell table:style-name="ce4" table:formula="of:=COUNTA([.G2:.G271])" office:value-type="float" office:value="270" calcext:value-type="float">
            <text:p>270</text:p>
          </table:table-cell>
          <table:table-cell table:style-name="ce1" table:number-columns-repeated="1017"/>
        </table:table-row>
        <table:table-row table:style-name="ro1" table:number-rows-repeated="104830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de" fo:country="CH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de" number:country="CH">SFr.</number:currency-symbol>
      <number:text> </number:text>
      <number:number number:decimal-places="2" number:min-decimal-places="2" number:min-integer-digits="1" number:grouping="true"/>
    </number:currency-style>
    <number:currency-style style:name="N122">
      <style:text-properties fo:color="#ff0000"/>
      <number:currency-symbol number:language="de" number:country="CH">SFr.</number:currency-symbol>
      <number:text> -</number:text>
      <number:number number:decimal-places="2" number:min-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Rochus Keller</meta:initial-creator>
    <meta:creation-date>2023-10-12T20:36:58.182897902</meta:creation-date>
    <dc:date>2025-07-11T16:06:04.680453196</dc:date>
    <dc:creator>Rochus Keller</dc:creator>
    <meta:editing-duration>PT6H53M40S</meta:editing-duration>
    <meta:editing-cycles>61</meta:editing-cycles>
    <meta:generator>LibreOffice/7.4.7.2$Linux_X86_64 LibreOffice_project/40$Build-2</meta:generator>
    <meta:document-statistic meta:table-count="1" meta:cell-count="825" meta:object-count="0"/>
  </office:meta>
</office:document-meta>
</file>